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MariaDB [kajal_test]&gt; create table person_archive(name varchar(45),age int);</text:p>
      <text:p text:style-name="Standard">Query OK, 0 rows affected (0.300 sec)</text:p>
      <text:p text:style-name="Standard"/>
      <text:p text:style-name="Standard">MariaDB [kajal_test]&gt; insert into person values('mathew',25),('mark',20);</text:p>
      <text:p text:style-name="Standard">Query OK, 2 rows affected (0.096 sec)</text:p>
      <text:p text:style-name="Standard">Records: 2 <text:s/>Duplicates: 0 <text:s/>Warnings: 0</text:p>
      <text:p text:style-name="Standard"/>
      <text:p text:style-name="Standard">MariaDB [kajal_test]&gt; delimiter //</text:p>
      <text:p text:style-name="Standard">MariaDB [kajal_test]&gt; create trigger person_bd before delete</text:p>
      <text:p text:style-name="Standard"><text:s text:c="4"/>-&gt; on person</text:p>
      <text:p text:style-name="Standard"><text:s text:c="4"/>-&gt; for each row</text:p>
      <text:p text:style-name="Standard"><text:s text:c="4"/>-&gt; insert into person_archive (name,age)</text:p>
      <text:p text:style-name="Standard"><text:s text:c="4"/>-&gt; values(old.name,old.age); //</text:p>
      <text:p text:style-name="Standard">Query OK, 0 rows affected (0.091 sec)</text:p>
      <text:p text:style-name="Standard"/>
      <text:p text:style-name="Standard">MariaDB [kajal_test]&gt; delimiter ;</text:p>
      <text:p text:style-name="Standard">MariaDB [kajal_test]&gt; delete from person where name='john';</text:p>
      <text:p text:style-name="Standard">Query OK, 0 rows affected (0.002 sec)</text:p>
      <text:p text:style-name="Standard"/>
      <text:p text:style-name="Standard">MariaDB [kajal_test]&gt; select * from person_archive;</text:p>
      <text:p text:style-name="Standard">Empty set (0.001 sec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17T10:34:03.874050018</meta:creation-date>
    <dc:date>2021-11-17T10:38:23.843784938</dc:date>
    <meta:editing-duration>PT4M19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1" meta:paragraph-count="17" meta:word-count="94" meta:character-count="707" meta:non-whitespace-character-count="612"/>
  </office:meta>
</office:document-meta>
</file>